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2.29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2.548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6" style:family="graphic" style:parent-style-name="standard">
      <style:graphic-properties draw:stroke="none" draw:fill="none" fo:min-height="0.512cm"/>
      <style:paragraph-properties style:writing-mode="lr-tb"/>
    </style:style>
    <style:style style:name="gr7" style:family="graphic" style:parent-style-name="standard">
      <style:graphic-properties draw:stroke="none" draw:fill="none" fo:min-height="0.949cm"/>
      <style:paragraph-properties style:writing-mode="lr-tb"/>
    </style:style>
    <style:style style:name="gr8" style:family="graphic" style:parent-style-name="standard">
      <style:graphic-properties draw:stroke="none" draw:fill="none" fo:min-height="1.10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1.778cm" svg:x="2.778cm" svg:y="6.588cm">
          <text:p text:style-name="P1">fronten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1.905cm" svg:x="14.589cm" svg:y="6.588cm">
          <text:p text:style-name="P1">backend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175cm" svg:y1="8.366cm" svg:x2="4.175cm" svg:y2="27.67cm">
          <text:p/>
        </draw:line>
        <draw:line draw:style-name="gr3" draw:text-style-name="P2" draw:layer="layout" svg:x1="16.24cm" svg:y1="8.493cm" svg:x2="16.24cm" svg:y2="27.543cm">
          <text:p/>
        </draw:line>
        <draw:line draw:style-name="gr4" draw:text-style-name="P2" draw:layer="layout" svg:x1="4.175cm" svg:y1="9.636cm" svg:x2="16.24cm" svg:y2="11.922cm">
          <text:p/>
        </draw:line>
        <draw:line draw:style-name="gr4" draw:text-style-name="P2" draw:layer="layout" svg:x1="4.175cm" svg:y1="16.367cm" svg:x2="16.24cm" svg:y2="18.653cm">
          <text:p/>
        </draw:line>
        <draw:line draw:style-name="gr4" draw:text-style-name="P2" draw:layer="layout" svg:x1="16.24cm" svg:y1="19.542cm" svg:x2="4.175cm" svg:y2="21.828cm">
          <text:p/>
        </draw:line>
        <draw:frame draw:style-name="gr5" draw:text-style-name="P3" draw:layer="layout" svg:width="6.604cm" svg:height="0.889cm" svg:x="7.604cm" svg:y="9.636cm">
          <draw:text-box>
            <text:p><text:span text:style-name="T1">Find relevant tweets {user input}</text:span></text:p>
          </draw:text-box>
        </draw:frame>
        <draw:frame draw:style-name="gr6" draw:text-style-name="P4" draw:layer="layout" svg:width="3.86cm" svg:height="0.762cm" svg:x="8.239cm" svg:y="13.319cm">
          <draw:text-box>
            <text:p><text:span text:style-name="T1">Tweets are ready</text:span></text:p>
          </draw:text-box>
        </draw:frame>
        <draw:frame draw:style-name="gr7" draw:text-style-name="P4" draw:layer="layout" svg:width="5.384cm" svg:height="1.199cm" svg:x="8.62cm" svg:y="16.565cm">
          <draw:text-box>
            <text:p><text:span text:style-name="T1">Return tweets</text:span></text:p>
          </draw:text-box>
        </draw:frame>
        <draw:line draw:style-name="gr4" draw:text-style-name="P2" draw:layer="layout" svg:x1="16.24cm" svg:y1="13.065cm" svg:x2="4.175cm" svg:y2="15.351cm">
          <text:p/>
        </draw:line>
        <draw:frame draw:style-name="gr7" draw:text-style-name="P4" draw:layer="layout" svg:width="4.191cm" svg:height="1.199cm" svg:x="7.604cm" svg:y="19.796cm">
          <draw:text-box>
            <text:p><text:span text:style-name="T1">Reranked tweets</text:span></text:p>
          </draw:text-box>
        </draw:frame>
        <draw:frame draw:style-name="gr8" draw:text-style-name="P5" draw:layer="layout" svg:width="1.397cm" svg:height="1.352cm" svg:x="9.382cm" svg:y="24.114cm">
          <draw:text-box>
            <text:p><text:span text:style-name="T2">..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14:51:55.901217059</meta:creation-date>
    <dc:date>2021-12-10T12:12:36.374716146</dc:date>
    <meta:editing-duration>PT9M5S</meta:editing-duration>
    <meta:editing-cycles>2</meta:editing-cycles>
    <meta:generator>LibreOffice/6.4.7.2$Linux_X86_64 LibreOffice_project/40$Build-2</meta:generator>
    <meta:document-statistic meta:object-count="13"/>
  </office:meta>
</office:document-meta>
</file>